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 Tutorium – Basics Aufgabe (Schwierigkeitsgrad : 1)</text:p>
      <text:p text:style-name="P2"/>
      <text:list xml:id="list8201670002753572852" text:style-name="L1">
        <text:list-item>
          <text:p text:style-name="P3">Notieren Sie die Antworten auf die folgenden Fragen in Stichworten oder kurzen Sätzen:<text:line-break/><text:line-break/>a) Finden und verbessern Sie den Fehler im Code. Welche Zahl wird anschließend in der letzten Zeile ausgegeben?<text:line-break/><text:line-break/><text:span text:style-name="Emphasis">for (int i = 1; i kleiner= 10; i++); {<text:line-break/>System.out.println(i);<text:line-break/>}<text:line-break/>System.out.println(i);</text:span><text:line-break/>Das 'kleiner' im Schleifenkopf ist kein Fehler, es geht grad nicht anders ;)<text:line-break/><text:line-break/>b) Ergänzen Sie den folgenden Code so, dass die Ziffer, die an erster Stelle im String s steht, in einer int-Variable namens i gespeichert wird.<text:line-break/><text:line-break/><text:span text:style-name="Emphasis">String s = '1234';</text:span><text:line-break/><text:line-break/><text:line-break/><text:span text:style-name="Emphasis">System.out.println(i); //Die Ziffer 1 wird ausgegeben</text:span><text:line-break/><text:line-break/><text:line-break/>c) Welchen ASCII-Wert hat das Zeichen <text:span text:style-name="Emphasis">'c'</text:span>(kleiner Buchstabe)?<text:line-break/><text:line-break/><text:line-break/>d) Betrachten Sie folgenden Code:<text:line-break/><text:line-break/><text:span text:style-name="Emphasis">Bruch bruch1 = new Bruch();<text:line-break/>Bruch bruch2 = bruch1;</text:span><text:line-break/><text:line-break/>In welcher Beziehung stehen <text:span text:style-name="Emphasis">bruch1</text:span> und <text:span text:style-name="Emphasis">bruch2</text:span> zueinander?<text:line-break/><text:line-break/><text:line-break/>e) Deklarieren Sie ein zweidimensionales Feld mit 10 Zeilen und 5 Spalten vom Typ String.<text:line-break/><text:line-break/>f) Notieren Sie das Ergebnis der folgenden Zeile:<text:line-break/><text:line-break/><text:span text:style-name="Emphasis">double bruch = (double) (1/2);</text:span><text:line-break/><text:line-break/>g) Geben Sie den Methodenkopf einer Funktion an, die '<text:span text:style-name="Emphasis">dummyMethode</text:span>' heißt, einen boolean und zwei double-Werte übergeben bekommt, public ist und nichts zurückgibt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0558033" text:continue-numbering="true" text:style-name="L1">
        <text:list-item>
          <text:p text:style-name="P3"><text:soft-page-break/><text:s/>Eine Integer-Zahl braucht man zur Verarbeitung manchmal als Integer-Wert, manchmal als String und manchmal als Feld von Integer-Werten, wobei jeder Feldeintrag für eine Ziffer der Zahl steht.<text:line-break/><text:line-break/>Schreiben Sie eine Klasse <text:span text:style-name="Emphasis">ZahlWandler </text:span>mit 3 Konstruktoren, denen jeweils eine Zahl, ein String oder ein Feld von einstelligen Integer-Werten übergeben wird. Weiterhin gibt es 3 Methoden<text:line-break/><text:line-break/><text:span text:style-name="Emphasis">* public String getString()<text:line-break/>* public int getInteger()<text:line-break/>* public int[] getIntArray()</text:span><text:line-break/><text:line-break/>die die Zahl in der jeweils gewählten Darstellung zurückgeben. Es sind ausschließlich positive Zahlen zugelassen.<text:line-break/><text:line-break/>Tipp: Sie müssen die Zahl in einem Attribut speichern. Überlegen Sie sich vorher, ob Sie ein Attribut vom Typ int, String oder int[] wählen. Ein Beispiel zum Gebrauch der Klasse:</text:p>
        </text:list-item>
      </text:list>
      <text:p text:style-name="P1"><text:span text:style-name="Emphasis"><text:tab/>ZahlWandler z= new ZahlWandler(4711);<text:line-break/><text:line-break/><text:tab/>String s = z.getString(); //ergibt''4711''<text:line-break/><text:line-break/><text:tab/>int[] a = z.getIntArray(); //ergibt {4,7,1,1}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tan Purnamasari</meta:initial-creator>
    <meta:creation-date>2016-12-19T20:31:25.64</meta:creation-date>
    <meta:document-statistic meta:table-count="0" meta:image-count="0" meta:object-count="0" meta:page-count="2" meta:paragraph-count="4" meta:word-count="309" meta:character-count="2085"/>
    <dc:date>2016-12-19T20:38:25.89</dc:date>
    <dc:creator>Intan Purnamasari</dc:creator>
    <meta:editing-duration>PT7M4S</meta:editing-duration>
    <meta:editing-cycles>1</meta:editing-cycles>
    <meta:generator>OpenOffice/4.0.1$Win32 OpenOffice.org_project/401m5$Build-9714</meta:generator>
  </office:meta>
</office:document-meta>
</file>